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8-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EASING DEEDS OF HEZEKIAH (18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LEASING DEEDS OF HEZEKIAH (18:1-8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destruction of idolatry (18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dependence on the Lord (18:5-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KINGS 18-1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LEASING DEEDS OF HEZEKIAH (18:1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ROVOCATION BY THE ASSYRIANS (18:9-1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ROVOCATION BY THE ASSYRIANS (18:9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view (18:9-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etaliation (18:1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egret (18:14-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18-19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PLEASING DEEDS OF HEZEKIAH (18:1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PROVOCATION BY THE ASSYRIANS (18:9-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PROPAGANDA OF SENNACHERIB (18:19-19:4, 8-13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PROPAGANDA OF SENNACHERIB (18:19-19:4, 8-13)<text:s text:c="1"/></text:span><text:span text:style-name="a508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orewarning (18:19-3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ear (18:36-19:4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final warning (19:8-1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2 KINGS 18-19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PLEASING DEEDS OF HEZEKIAH (18:1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ROVOCATION BY THE ASSYRIANS (18:9-1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PROPAGANDA OF SENNACHERIB (18:19-19:4, 8-13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PRAYER OF THE KING (19:14-19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PROMISES OF THE LORD (19:5-7, 20-3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PROMISES OF THE LORD (19:5-7, 20-34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First reassurance (19:5-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Second reassurance (19:20-3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Second reassurance (19:20-34):<text:s text:c="1"/></text:span><text:span text:style-name="a565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Sennacherib's pride (19:20-27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Sennacherib's punishment (19:2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Israel's protection (19:29-34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PROMISES OF THE LORD (19:5-7, 20-34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First reassurance (19:5-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econd reassurance (19:20-34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2 KINGS 18-19<text:s text:c="1"/></text:span><text:span text:style-name="a598" text:class-names=""/></text:p>
          </draw:text-box>
          <svg:title/>
          <svg:desc/>
        </draw:frame>
        <draw:frame draw:id="id104" presentation:style-name="a622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THE PLEASING DEEDS OF HEZEKIAH (18:1-8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PROVOCATION BY THE ASSYRIANS (18:9-1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PROPAGANDA OF SENNACHERIB (18:19-19:4, 8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PRAYER OF THE KING (19:14-19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PROMISES OF THE LORD (19:5-7, 20-34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PASSING OF EVENTS (19:35-3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2" draw:style-name="a623" draw:master-page-name="Master1-Layout12-tx-Title-and-Text" presentation:presentation-page-layout-name="Master1-PPL12" draw:id="Slide-267">
        <draw:frame draw:id="id105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THE PASSING OF EVENTS (19:35-37)<text:s text:c="1"/></text:span><text:span text:style-name="a625" text:class-names=""/></text:p>
          </draw:text-box>
          <svg:title/>
          <svg:desc/>
        </draw:frame>
        <draw:frame draw:id="id106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army (19:35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assassination (19:36-37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3" draw:style-name="a638" draw:master-page-name="Master1-Layout12-tx-Title-and-Text" presentation:presentation-page-layout-name="Master1-PPL12" draw:id="Slide-268">
        <draw:frame draw:id="id107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2 KINGS 18-19<text:s text:c="1"/></text:span><text:span text:style-name="a640" text:class-names=""/></text:p>
          </draw:text-box>
          <svg:title/>
          <svg:desc/>
        </draw:frame>
        <draw:frame draw:id="id108" presentation:style-name="a664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THE PLEASING DEEDS OF HEZEKIAH (18:1-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THE PROVOCATION BY THE ASSYRIANS (18:9-1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THE PROPAGANDA OF SENNACHERIB (18:19-19:4, 8-1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THE PRAYER OF THE KING (19:14-19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PROMISES OF THE LORD (19:5-7, 20-3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HE PASSING OF EVENTS (19:35-3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8-19 </dc:title>
    <meta:initial-creator>David STRICKLAND</meta:initial-creator>
    <dc:creator>David STRICKLAND</dc:creator>
    <meta:creation-date>2020-02-22T17:28:59Z</meta:creation-date>
    <dc:date>2020-02-22T17:28:59Z</dc:date>
    <meta:template xlink:href="BibleStudy" xlink:type="simple"/>
    <meta:editing-cycles>1</meta:editing-cycles>
    <meta:editing-duration>PT0S</meta:editing-duration>
    <meta:document-statistic meta:paragraph-count="53" meta:word-count="376"/>
  </office:meta>
</office:document-meta>
</file>